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904" officeooo:paragraph-rsid="000c6904"/>
    </style:style>
    <style:style style:name="P2" style:family="paragraph" style:parent-style-name="Standard">
      <style:text-properties officeooo:rsid="000e91eb" officeooo:paragraph-rsid="000e91eb"/>
    </style:style>
    <style:style style:name="P3" style:family="paragraph" style:parent-style-name="Standard">
      <style:text-properties officeooo:rsid="000fca0b" officeooo:paragraph-rsid="000fca0b"/>
    </style:style>
    <style:style style:name="P4" style:family="paragraph" style:parent-style-name="Standard">
      <style:text-properties officeooo:rsid="000c6904" officeooo:paragraph-rsid="000c6904" fo:background-color="#ffffff"/>
    </style:style>
    <style:style style:name="P5" style:family="paragraph" style:parent-style-name="Standard">
      <style:text-properties officeooo:rsid="000e91eb" officeooo:paragraph-rsid="000e91eb"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stions</text:p>
      <text:p text:style-name="P4"/>
      <text:p text:style-name="P4">1. <text:s text:c="2"/>How do you register a signal in kernel ?</text:p>
      <text:p text:style-name="P4">2. <text:s text:c="2"/>Does signal is synchronous or Asynchronous ?</text:p>
      <text:p text:style-name="P4">3. <text:s text:c="2"/>what is the difference between named pipe and unamed pipe?</text:p>
      <text:p text:style-name="P4">4. <text:s text:c="2"/><text:span text:style-name="T1">What is the internal structure for named pipe?</text:span></text:p>
      <text:p text:style-name="P4">5. <text:s text:c="2"/>give a practical application of semaphore?why you cannot use mutex over there?</text:p>
      <text:p text:style-name="P4">6. <text:s text:c="2"/>what is priority inversion?what are the methods to avoid inversion?</text:p>
      <text:p text:style-name="P4">7. <text:s text:c="2"/>How many processor do we need to achieve priority inversion intentionally?</text:p>
      <text:p text:style-name="P4">8. <text:s text:c="2"/>give the internal difference between fork,vfork,clone and exec ? Draw the internal structure?</text:p>
      <text:p text:style-name="P4">9. <text:s text:c="2"/>what is meant by logical address?</text:p>
      <text:p text:style-name="P4">10. what is the difference between semaphore and mutex?</text:p>
      <text:p text:style-name="P4">11. what is the difference between threads and process?</text:p>
      <text:p text:style-name="P4">12. what is the difference between counting semaphore and binary semaphore?</text:p>
      <text:p text:style-name="P4">13. what does the following functions returns perspective to kernel?</text:p>
      <text:p text:style-name="P4"><text:tab/>1)getpid</text:p>
      <text:p text:style-name="P4"><text:tab/>2)getppid</text:p>
      <text:p text:style-name="P4"><text:tab/>3)gettgid</text:p>
      <text:p text:style-name="P4">14. Three process are available named as p1,p2,p3 . P1 wants to send some messgae to p2 . P2 and</text:p>
      <text:p text:style-name="P4"><text:s text:c="7"/>p3 are waiting to receive message from p1. P3 should not receive any message from p1. <text:s/>How</text:p>
      <text:p text:style-name="P4"><text:s text:c="7"/>do you achieve this ?</text:p>
      <text:p text:style-name="P4"/>
      <text:p text:style-name="P4"/>
      <text:p text:style-name="P5">1. write a program to find whether a list is circular or not?</text:p>
      <text:p text:style-name="P5">2. Tell the logic orally to find whether a list has a loop or not?</text:p>
      <text:p text:style-name="P5"/>
      <text:p text:style-name="P2">1.function pointers </text:p>
      <text:p text:style-name="P2">2.enumerators</text:p>
      <text:p text:style-name="P2">3.macros</text:p>
      <text:p text:style-name="P2">4.write a program for fibonaic series using recursion?</text:p>
      <text:p text:style-name="P2">5.write a program to find greatest of three numbers without using a single semicolon ?</text:p>
      <text:p text:style-name="P2">6.write a program to print 1 to n numbers without using any loop?</text:p>
      <text:p text:style-name="P2">7.There are two files named as main.c and sub.c? Sub.c contains the function of the subtraction?</text:p>
      <text:p text:style-name="P2"><text:s text:c="3"/>Main.c conatains the main function? What will happen if the following command is executed?</text:p>
      <text:p text:style-name="P2"><text:tab/>gcc -o main.c sub.c</text:p>
      <text:p text:style-name="P2"/>
      <text:p text:style-name="P3">Note : learn debugging and logical skills , it might help you.</text:p>
      <text:p text:style-name="P2"/>
      <text:p text:style-name="P2">1.SDLC and testing concepts(regression and stress)</text:p>
      <text:p text:style-name="P2">2.simple make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9:13:39.864693336</meta:creation-date>
    <dc:date>2016-10-16T15:07:58.523957297</dc:date>
    <meta:editing-duration>PT17M36S</meta:editing-duration>
    <meta:editing-cycles>5</meta:editing-cycles>
    <meta:generator>LibreOffice/4.2.4.2$Linux_x86 LibreOffice_project/420m0$Build-2</meta:generator>
    <meta:document-statistic meta:table-count="0" meta:image-count="0" meta:object-count="0" meta:page-count="1" meta:paragraph-count="34" meta:word-count="303" meta:character-count="1812" meta:non-whitespace-character-count="1501"/>
  </office:meta>
</office:document-meta>
</file>